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umberland" svg:font-family="Cumberland" style:font-family-generic="modern" style:font-pitch="fixed"/>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paragraph-properties fo:padding="0.0291in" fo:border-left="none" fo:border-right="none" fo:border-top="none" fo:border-bottom="0.0008in solid #000000" style:join-border="false"/>
    </style:style>
    <style:style style:name="T1" style:family="text">
      <style:text-properties fo:font-size="12pt" style:text-underline-style="none" style:font-size-asian="12pt" style:font-size-complex="12pt"/>
    </style:style>
    <style:style style:name="T2" style:family="text">
      <style:text-properties style:text-underline-style="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text:start-value="3">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1">Add details about having just single dimensional arrays.</text:p>
        </text:list-item>
        <text:list-item>
          <text:p text:style-name="P1">Do we have in the “in” keyword as in if(0xaa in a[*]).</text:p>
        </text:list-item>
        <text:list-item>
          <text:p text:style-name="P1">Add the table for the assignment operator.</text:p>
        </text:list-item>
        <text:list-item>
          <text:p text:style-name="P1">Add &lt;= operator to the list of operators.</text:p>
        </text:list-item>
        <text:list-item>
          <text:p text:style-name="P1">Add “::” to the list of operators.</text:p>
        </text:list-item>
        <text:list-item>
          <text:p text:style-name="P1">Do we also have to put the table which has the sign extension policy? (m and n bits thingy)</text:p>
        </text:list-item>
        <text:list-item>
          <text:p text:style-name="P1">Can we change the grammar by Thursday to fit the changes we have made?(like the array thing and the new operators etc)</text:p>
        </text:list-item>
      </text:list>
      <text:p text:style-name="Standard"/>
      <text:p text:style-name="Standard"/>
      <text:p text:style-name="Standard"/>
      <text:p text:style-name="Standard"/>
      <text:p text:style-name="Standard"><text:s text:c="5"/>** Hey I was not very sure where to the explanation for this and the $struct_name operator so I will write a little bit about it here, and maybe we can add it to the main file later.</text:p>
      <text:p text:style-name="Standard"/>
      <text:p text:style-name="Standard"/>
      <text:p text:style-name="P8"><text:s text:c="3"/><text:span text:style-name="T2">This</text:span></text:p>
      <text:p text:style-name="Standard"><text:span text:style-name="T1"/></text:p>
      <text:p text:style-name="Standard"><text:span text:style-name="T1"><text:s text:c="6"/></text:span>The keyword <text:span text:style-name="Teletype">“this”</text:span> <text:s/>identifies a special type of pointer. It is used to access the context of the current object. If it present within a structure it refers to the context of that current structure. This keyword can be used for accessing the members of the current context. It can be used in conjunction with the “::” operator to access the defined members of the parent. It can be used in conjunction with the “.” operator to access a child of the current context.</text:p>
      <text:p text:style-name="P8"><text:s text:c="5"/>If it is present outside a structure then it refers to the global context. In this case there is no parent and there are no children for the context, so it cannot be used in conjunction with the “::” or “.” operators.</text:p>
      <text:p text:style-name="Standard"/>
      <text:p text:style-name="Standard"/>
      <text:p text:style-name="Standard">** That was the meaning associated with this right? If it is supposed to be different then I guess we have to make changes to it then.</text:p>
      <text:p text:style-name="Standard"/>
      <text:p text:style-name="Standard"/>
      <text:p text:style-name="Standard"><text:s text:c="4"/>$(struct_name)</text:p>
      <text:p text:style-name="P8"/>
      <text:p text:style-name="Standard"><text:s text:c="6"/></text:p>
      <text:p text:style-name="P8"><text:s text:c="6"/>This operator is used to access the next position in the structure where the next write operation will be performed. This operator can be used to access the position of the structure where the processing of the fields is being done.</text:p>
      <text:p text:style-name="Standard"/>
      <text:p text:style-name="Standard"/>
      <text:p text:style-name="Standard">** I m not sure if that s a comprehensive definition of that operator. I also not sure if we should mention anything more about it. </text:p>
      <text:p text:style-name="Standard"/>
      <text:p text:style-name="Standard"/>
      <text:p text:style-name="Standard"/>
      <text:p text:style-name="Standard"/>
      <text:p text:style-name="Standard"><text:s text:c="2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umberland" svg:font-family="Cumberland" style:font-family-generic="modern" style:font-pitch="fixed"/>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Teletype"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creation-date>2007-10-16T18:43:38</meta:creation-date>
    <dc:date>2007-10-16T19:11:34</dc:date>
    <dc:language>en-US</dc:language>
    <meta:editing-cycles>5</meta:editing-cycles>
    <meta:editing-duration>PT27M55S</meta:editing-duration>
    <meta:user-defined meta:name="Info 1"/>
    <meta:user-defined meta:name="Info 2"/>
    <meta:user-defined meta:name="Info 3"/>
    <meta:user-defined meta:name="Info 4"/>
    <meta:document-statistic meta:table-count="0" meta:image-count="0" meta:object-count="0" meta:page-count="1" meta:paragraph-count="17" meta:word-count="338" meta:character-count="2053"/>
  </office:meta>
</office:document-meta>
</file>